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1d21d" officeooo:paragraph-rsid="0001d21d"/>
    </style:style>
    <style:style style:name="T1" style:family="text">
      <style:text-properties officeooo:rsid="0002c3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ader CSS <text:span text:style-name="T1">(medium bootstrap grid + media queries pas ici)</text:span></text:p>
      <text:p text:style-name="Preformatted_20_Text"/>
      <text:p text:style-name="Preformatted_20_Text">&lt;app-medium-header _ngcontent-btk-c0="" _nghost-btk-c2=""&gt;&lt;header _ngcontent-btk-c2="" class="medium-header d-none d-sm-block col-sm-12 d-lg-none" id="medium-header"&gt;&lt;section _ngcontent-btk-c2="" class="medium-wrapper" id="wrapper"&gt;&lt;div _ngcontent-btk-c2="" class="col-12"&gt;&lt;div _ngcontent-btk-c2="" class="col-12"&gt;&lt;h2 _ngcontent-btk-c2="" class="medium-main_title_big-b"&gt;DATA.VIZ&lt;/h2&gt;&lt;/div&gt;&lt;div _ngcontent-btk-c2="" class="col-2 offset-10 col-sm-2 offset-sm-9 col-sm-3 align-self-end"&gt;&lt;h2 _ngcontent-btk-c2="" class="medium-main_title_little-b"&gt;fish&lt;/h2&gt;&lt;/div&gt;&lt;div _ngcontent-btk-c2="" class="row"&gt;&lt;nav _ngcontent-btk-c2="" class="col-11 medium-header_menu-b nav-fill navbar navbar-expand-xl navbar-light"&gt;&lt;button _ngcontent-btk-c2="" aria-controls="navbarSupportedContent" aria-expanded="false" aria-label="Toggle navigation" class="navbar-toggler collapsed" data-target="#navbarSupportedContent" data-toggle="collapse" type="button" style="/*! height: 120px; */"&gt;&lt;span _ngcontent-btk-c2="" class="navbar-toggler-icon"&gt;&lt;/span&gt;&lt;/button&gt;&lt;div _ngcontent-btk-c2="" class="col-10 col-sm-11 navbar-collapse bg-dark collapse" id="navbarSupportedContent" style=""&gt;&lt;ul _ngcontent-btk-c2="" class="medium-list_menu-b navbar-nav text-center"&gt;&lt;li _ngcontent-btk-c2=""&gt;&lt;a _ngcontent-btk-c2="" class="nav-link text-light btn-outline-info" href="/main#fishing-data"&gt;STATISTIQUES DE PÊCHE&lt;/a&gt;&lt;/li&gt;&lt;li _ngcontent-btk-c2=""&gt;&lt;a _ngcontent-btk-c2="" class="nav-link text-light btn-outline-info" href="/main#medium-about"&gt;A PROPOS&lt;/a&gt;&lt;/li&gt;&lt;/ul&gt;&lt;/div&gt;&lt;/nav&gt;&lt;/div&gt;&lt;div _ngcontent-btk-c2="" class="col-8 align-self-center"&gt;&lt;p _ngcontent-btk-c2="" class="medium-tagline-b"&gt;Promotion and communication of fishing datas&lt;/p&gt;&lt;/div&gt;&lt;/div&gt;&lt;div _ngcontent-btk-c2="" class="col-12 align-self-center"&gt;&lt;h4 _ngcontent-btk-c2="" class="medium-main_logo-b"&gt;FISHING STATISTICS&lt;/h4&gt;&lt;/div&gt;&lt;/section&gt;&lt;/header&gt;&lt;/app-medium-header&gt;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.medium-header {</text:p>
      <text:p text:style-name="Preformatted_20_Text"><text:tab/>position: relative;</text:p>
      <text:p text:style-name="Preformatted_20_Text"><text:tab/>background-image: url('SKNbusiness.png');</text:p>
      <text:p text:style-name="Preformatted_20_Text"><text:tab/>background-repeat: no-repeat;</text:p>
      <text:p text:style-name="Preformatted_20_Text"><text:tab/>background-size: 96vw 65vh;</text:p>
      <text:p text:style-name="Preformatted_20_Text">}</text:p>
      <text:p text:style-name="Preformatted_20_Text"/>
      <text:p text:style-name="Preformatted_20_Text">.medium-wrapper {</text:p>
      <text:p text:style-name="Preformatted_20_Text"><text:s text:c="4"/>width: 100%;</text:p>
      <text:p text:style-name="Preformatted_20_Text"><text:s text:c="4"/>padding-top: 66vh;</text:p>
      <text:p text:style-name="Preformatted_20_Text"><text:s text:c="4"/>background-color: transparent;</text:p>
      <text:p text:style-name="Preformatted_20_Text">}</text:p>
      <text:p text:style-name="Preformatted_20_Text"/>
      <text:p text:style-name="Preformatted_20_Text">.medium-main_title_big-b {</text:p>
      <text:p text:style-name="Preformatted_20_Text"><text:tab/>position: absolute;</text:p>
      <text:p text:style-name="Preformatted_20_Text"><text:tab/>color: orangered;</text:p>
      <text:p text:style-name="Preformatted_20_Text"><text:tab/>font-weight: bold;</text:p>
      <text:p text:style-name="Preformatted_20_Text"><text:tab/>text-align: left;</text:p>
      <text:p text:style-name="Preformatted_20_Text"><text:tab/>font-size: 10vw;</text:p>
      <text:p text:style-name="Preformatted_20_Text"><text:tab/>margin-top: -59vh;</text:p>
      <text:p text:style-name="Preformatted_20_Text"><text:tab/>letter-spacing: 0.2vw;</text:p>
      <text:p text:style-name="Preformatted_20_Text"><text:tab/>padding-left: 5vw;</text:p>
      <text:p text:style-name="Preformatted_20_Text">}</text:p>
      <text:p text:style-name="Preformatted_20_Text"/>
      <text:p text:style-name="Preformatted_20_Text"/>
      <text:p text:style-name="Preformatted_20_Text"/>
      <text:p text:style-name="Preformatted_20_Text">.medium-main_title_little-b {</text:p>
      <text:p text:style-name="Preformatted_20_Text"><text:tab/>position: absolute;</text:p>
      <text:p text:style-name="Preformatted_20_Text"><text:tab/>text-align: center;</text:p>
      <text:p text:style-name="Preformatted_20_Text"><text:tab/>font-weight: bold;</text:p>
      <text:p text:style-name="Preformatted_20_Text"><text:soft-page-break/><text:tab/>color: #717070;</text:p>
      <text:p text:style-name="Preformatted_20_Text"><text:tab/>font-size: 7vw;</text:p>
      <text:p text:style-name="Preformatted_20_Text"><text:tab/>padding-left: 4vw;</text:p>
      <text:p text:style-name="Preformatted_20_Text"><text:tab/>margin-top: -50vw;</text:p>
      <text:p text:style-name="Preformatted_20_Text"><text:tab/>padding-left: 7vw;</text:p>
      <text:p text:style-name="Preformatted_20_Text">}</text:p>
      <text:p text:style-name="Preformatted_20_Text"/>
      <text:p text:style-name="Preformatted_20_Text"/>
      <text:p text:style-name="Preformatted_20_Text"/>
      <text:p text:style-name="Preformatted_20_Text">.medium-header_menu-b {</text:p>
      <text:p text:style-name="Preformatted_20_Text"><text:tab/>position: absolute;</text:p>
      <text:p text:style-name="Preformatted_20_Text"><text:tab/>width: 100%;</text:p>
      <text:p text:style-name="Preformatted_20_Text"><text:tab/>margin-top: -23vh;</text:p>
      <text:p text:style-name="Preformatted_20_Text"><text:tab/>margin-left: 10vw;</text:p>
      <text:p text:style-name="Preformatted_20_Text">}</text:p>
      <text:p text:style-name="Preformatted_20_Text"/>
      <text:p text:style-name="Preformatted_20_Text"/>
      <text:p text:style-name="Preformatted_20_Text"/>
      <text:p text:style-name="Preformatted_20_Text">.medium-tagline-b {</text:p>
      <text:p text:style-name="Preformatted_20_Text"><text:tab/>position: absolute;</text:p>
      <text:p text:style-name="Preformatted_20_Text"><text:tab/>text-align: center;</text:p>
      <text:p text:style-name="Preformatted_20_Text"><text:tab/>color: #212529;</text:p>
      <text:p text:style-name="Preformatted_20_Text"><text:tab/>font-size: 2.5vh;</text:p>
      <text:p text:style-name="Preformatted_20_Text"><text:tab/>font-weight: normal;</text:p>
      <text:p text:style-name="Preformatted_20_Text"><text:tab/>text-transform: uppercase;</text:p>
      <text:p text:style-name="Preformatted_20_Text"><text:tab/>letter-spacing: 0.2vw;</text:p>
      <text:p text:style-name="Preformatted_20_Text"><text:tab/>margin-top: -40vh;</text:p>
      <text:p text:style-name="Preformatted_20_Text"><text:tab/>padding-left: 5vw;</text:p>
      <text:p text:style-name="Preformatted_20_Text">}</text:p>
      <text:p text:style-name="Preformatted_20_Text"/>
      <text:p text:style-name="Preformatted_20_Text"/>
      <text:p text:style-name="Preformatted_20_Text"/>
      <text:p text:style-name="Preformatted_20_Text">.navbar-toggler-icon {</text:p>
      <text:p text:style-name="Preformatted_20_Text"><text:tab/>display: inline-block;</text:p>
      <text:p text:style-name="Preformatted_20_Text"><text:tab/>width: 3em;</text:p>
      <text:p text:style-name="Preformatted_20_Text"><text:tab/>height: 3em;</text:p>
      <text:p text:style-name="Preformatted_20_Text"><text:tab/>vertical-align: middle;</text:p>
      <text:p text:style-name="Preformatted_20_Text"><text:tab/>content: "";</text:p>
      <text:p text:style-name="Preformatted_20_Text"><text:tab/>background: no-repeat center center;</text:p>
      <text:p text:style-name="Preformatted_20_Text"><text:tab/>background-size: 100% 100%;</text:p>
      <text:p text:style-name="Preformatted_20_Text">}</text:p>
      <text:p text:style-name="Preformatted_20_Text"/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14T13:00:37.423695118</dc:date>
    <meta:editing-duration>PT35M32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59" meta:word-count="217" meta:character-count="3002" meta:non-whitespace-character-count="2792"/>
  </office:meta>
</office:document-meta>
</file>